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1.99pt"/>
    </style:style>
    <style:style style:name="co2" style:family="table-column">
      <style:table-column-properties fo:break-before="auto" style:column-width="45.4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3.8pt" fo:break-before="auto" style:use-optimal-row-height="false"/>
    </style:style>
    <style:style style:name="ro3" style:family="table-row">
      <style:table-row-properties style:row-height="25.09pt" fo:break-before="auto" style:use-optimal-row-height="true"/>
    </style:style>
    <style:style style:name="ro4" style:family="table-row">
      <style:table-row-properties style:row-height="37.3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101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Default" style:data-style-name="N10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101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 style:data-style-name="N10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 style:data-style-name="N101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fo:color="#000000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Y18 Budget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2" table:number-columns-repeated="1021" table:default-cell-style-name="ce6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ooperator Name: <text:s/>Aubrey Moore, University of Guam</text:p>
          </table:table-cell>
          <table:covered-table-cell table:style-name="ce1"/>
          <table:table-cell table:number-columns-repeated="1022"/>
        </table:table-row>
        <table:table-row table:style-name="ro2">
          <table:table-cell table:style-name="ce2" office:value-type="string" calcext:value-type="string" table:number-columns-spanned="1" table:number-rows-spanned="2">
            <text:p>ITEM</text:p>
          </table:table-cell>
          <table:table-cell table:style-name="ce7" office:value-type="string" calcext:value-type="string" table:number-columns-spanned="1" table:number-rows-spanned="2">
            <text:p>APHIS FUNDS</text:p>
          </table:table-cell>
          <table:table-cell table:number-columns-repeated="1022"/>
        </table:table-row>
        <table:table-row table:style-name="ro1">
          <table:covered-table-cell table:style-name="ce2"/>
          <table:covered-table-cell table:style-name="ce7"/>
          <table:table-cell table:number-columns-repeated="1022"/>
        </table:table-row>
        <table:table-row table:style-name="ro1">
          <table:table-cell table:style-name="ce3" office:value-type="string" calcext:value-type="string">
            <text:p>PERSONNEL<text:span text:style-name="T1">:</text:span>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4" office:value-type="string" calcext:value-type="string">
            <text:p>Post doc</text:p>
          </table:table-cell>
          <table:table-cell table:style-name="ce8" office:value-type="currency" office:currency="USD" office:value="60000" calcext:value-type="currency">
            <text:p>$60,00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raduate assistant</text:p>
          </table:table-cell>
          <table:table-cell table:style-name="ce8" office:value-type="currency" office:currency="USD" office:value="35000" calcext:value-type="currency">
            <text:p>$35,00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art time student technicians</text:p>
          </table:table-cell>
          <table:table-cell table:style-name="ce8" office:value-type="currency" office:currency="USD" office:value="50000" calcext:value-type="currency">
            <text:p>$50,00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ubtotal</text:p>
          </table:table-cell>
          <table:table-cell table:style-name="ce9" table:formula="of:=SUM([.B3:.B7])" office:value-type="currency" office:currency="USD" office:value="145000" calcext:value-type="currency">
            <text:p>$145,0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RINGE BENEFITS: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for above personnel (27% * salary)</text:p>
          </table:table-cell>
          <table:table-cell table:style-name="ce8" table:formula="of:=0.27*[.B8]" office:value-type="currency" office:currency="USD" office:value="39150" calcext:value-type="currency">
            <text:p>$39,15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ubtotal</text:p>
          </table:table-cell>
          <table:table-cell table:style-name="ce9" table:formula="of:=SUM([.B10:.B10])" office:value-type="currency" office:currency="USD" office:value="39150" calcext:value-type="currency">
            <text:p>$39,15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RAVEL: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4" office:value-type="string" calcext:value-type="string">
            <text:p>Post doc relocation (incoming)</text:p>
          </table:table-cell>
          <table:table-cell table:style-name="ce8" office:value-type="currency" office:currency="USD" office:value="6000" calcext:value-type="currency">
            <text:p>$6,000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Foreign exploration for an isolate of OrNV which is highly pathogenic for CRB-G</text:p>
          </table:table-cell>
          <table:table-cell table:style-name="ce8" office:value-type="currency" office:currency="USD" office:value="30000" calcext:value-type="currency">
            <text:p>$30,000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Trip to AgResearch New Zealand for PI and Post doc training in OrNV propogation, diagnosis and bioassay technique.</text:p>
          </table:table-cell>
          <table:table-cell table:style-name="ce8" office:value-type="currency" office:currency="USD" office:value="12000" calcext:value-type="currency">
            <text:p>$12,00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ubtotal</text:p>
          </table:table-cell>
          <table:table-cell table:style-name="ce9" table:formula="of:=SUM([.B14:.B15])" office:value-type="currency" office:currency="USD" office:value="42000" calcext:value-type="currency">
            <text:p>$42,0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QUIPMENT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4" office:value-type="string" calcext:value-type="string">
            <text:p>Incubator</text:p>
          </table:table-cell>
          <table:table-cell table:style-name="ce8" office:value-type="currency" office:currency="USD" office:value="17500" calcext:value-type="currency">
            <text:p>$17,50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ubtotal</text:p>
          </table:table-cell>
          <table:table-cell table:style-name="ce11" table:formula="of:=SUM([.B18])" office:value-type="currency" office:currency="USD" office:value="17500" calcext:value-type="currency">
            <text:p>$17,5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UPPLIES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4" office:value-type="string" calcext:value-type="string">
            <text:p>Laboratory supplies</text:p>
          </table:table-cell>
          <table:table-cell table:style-name="ce8" table:formula="of:=3550+8900" office:value-type="currency" office:currency="USD" office:value="12450" calcext:value-type="currency">
            <text:p>$12,45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ehicle fuel and maintenance</text:p>
          </table:table-cell>
          <table:table-cell table:style-name="ce8" office:value-type="currency" office:currency="USD" office:value="5000" calcext:value-type="currency">
            <text:p>$5,00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Computers and supplies</text:p>
          </table:table-cell>
          <table:table-cell table:style-name="ce8" office:value-type="currency" office:currency="USD" office:value="5000" calcext:value-type="currency">
            <text:p>$5,00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ubtotal</text:p>
          </table:table-cell>
          <table:table-cell table:style-name="ce9" table:formula="of:=SUM([.B21:.B23])" office:value-type="currency" office:currency="USD" office:value="22450" calcext:value-type="currency">
            <text:p>$22,45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ONTRACTUAL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4" office:value-type="string" calcext:value-type="string">
            <text:p>AgResearch New Zealand (OrNV propogation and molecular diagnostics)</text:p>
          </table:table-cell>
          <table:table-cell table:style-name="ce8" office:value-type="currency" office:currency="USD" office:value="60000" calcext:value-type="currency">
            <text:p>$60,00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Cell phone rental and service (2 units)</text:p>
          </table:table-cell>
          <table:table-cell table:style-name="ce8" office:value-type="currency" office:currency="USD" office:value="2000" calcext:value-type="currency">
            <text:p>$2,00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ubtotal</text:p>
          </table:table-cell>
          <table:table-cell table:style-name="ce11" table:formula="of:=SUM([.B26:.B27])" office:value-type="currency" office:currency="USD" office:value="62000" calcext:value-type="currency">
            <text:p>$62,0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THER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4" office:value-type="string" calcext:value-type="string">
            <text:p>Salary reimbursement (Aubrey Moore; 10% FTE @$80k)</text:p>
          </table:table-cell>
          <table:table-cell table:style-name="ce8" office:value-type="currency" office:currency="USD" office:value="8000" calcext:value-type="currency">
            <text:p>$8,000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Administrative fee (10% of total grant charged by Research Corporation of the University of Guam)</text:p>
          </table:table-cell>
          <table:table-cell table:style-name="ce8" table:formula="of:=SUM([.B8];[.B11];[.B16];[.B19];[.B24];[.B28];[.B30])/9" office:value-type="currency" office:currency="USD" office:value="37344.4444444444" calcext:value-type="currency">
            <text:p>$37,34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ubtotal</text:p>
          </table:table-cell>
          <table:table-cell table:style-name="ce11" table:formula="of:=SUM([.B30:.B31])" office:value-type="currency" office:currency="USD" office:value="45344.4444444444" calcext:value-type="currency">
            <text:p>$45,344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 office:value-type="string" calcext:value-type="string">
            <text:p>TOTAL DIRECT COSTS</text:p>
          </table:table-cell>
          <table:table-cell table:style-name="ce8" table:formula="of:=SUM([.B8];[.B11];[.B16];[.B19];[.B24];[.B28];[.B32])" office:value-type="currency" office:currency="USD" office:value="373444.444444444" calcext:value-type="currency">
            <text:p>$373,44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DIRECT COSTS  <text:span text:style-name="T1"> (not to exceed 15%)</text:span></text:p>
          </table:table-cell>
          <table:table-cell table:style-name="ce12" office:value-type="currency" office:currency="USD" office:value="0" calcext:value-type="currency">
            <text:p>$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9" table:formula="of:=SUM([.B34:.B35])" office:value-type="currency" office:currency="USD" office:value="373444.444444444" calcext:value-type="currency">
            <text:p>$373,444</text:p>
          </table:table-cell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7P0" style:volatile="true">
      <number:currency-symbol/>
      <number:number number:decimal-places="0" loext:min-decimal-places="0" number:min-integer-digits="1" number:grouping="true"/>
      <number:text> </number:text>
    </number:currency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1:15:21.443561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adMe" style:display-name="PageStyle_Read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operator_20_1" style:display-name="PageStyle_Cooperator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operator_20_3" style:display-name="PageStyle_Cooperator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operator_20_4" style:display-name="PageStyle_Cooperator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operator_20_2" style:display-name="PageStyle_Cooperator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operator_20_5" style:display-name="PageStyle_Cooperator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9T15:00:10</meta:creation-date>
    <meta:initial-creator>Rondeau, Kristian C - APHIS</meta:initial-creator>
    <dc:language>en-US</dc:language>
    <dc:date>2017-07-17T12:06:07.702710766</dc:date>
    <meta:editing-cycles>7</meta:editing-cycles>
    <meta:editing-duration>PT3H23M36S</meta:editing-duration>
    <meta:generator>LibreOffice/5.1.6.2$Linux_X86_64 LibreOffice_project/10m0$Build-2</meta:generator>
    <meta:document-statistic meta:table-count="1" meta:cell-count="60" meta:object-count="0"/>
  </office:meta>
</office:document-meta>
</file>